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thJax Main" svg:font-family="'MathJax Main'"/>
    <style:font-face style:name="Open Sans" svg:font-family="'Open Sans'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12529" style:font-name="Open Sans" fo:font-size="12pt" fo:letter-spacing="normal" fo:font-style="normal" fo:font-weight="normal" officeooo:rsid="000f36c5" officeooo:paragraph-rsid="000f36c5"/>
    </style:style>
    <style:style style:name="P2" style:family="paragraph" style:parent-style-name="Text_20_body" style:list-style-name="L12"/>
    <style:style style:name="P3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ffffff" style:font-name="Open Sans" fo:font-size="10.5pt" fo:letter-spacing="normal" fo:font-style="normal" fo:font-weight="normal" fo:background-color="#dc3545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rsid="000f36c5"/>
    </style:style>
    <style:style style:name="P5" style:family="paragraph" style:parent-style-name="Text_20_body">
      <style:paragraph-properties fo:margin-top="0in" fo:margin-bottom="0in" loext:contextual-spacing="false" fo:line-height="100%" fo:text-align="center" style:justify-single-word="false" fo:orphans="2" fo:widows="2"/>
      <style:text-properties fo:font-variant="normal" fo:text-transform="none" fo:color="#212529" fo:letter-spacing="normal"/>
    </style:style>
    <style:style style:name="P6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Open Sans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 fo:padding="0in" fo:border="none"/>
    </style:style>
    <style:style style:name="P8" style:family="paragraph" style:parent-style-name="Text_20_body" style:list-style-name="L2">
      <style:paragraph-properties fo:margin-top="0in" fo:margin-bottom="0.0972in" loext:contextual-spacing="false" fo:text-align="start" style:justify-single-word="false" fo:orphans="2" fo:widows="2" fo:padding="0in" fo:border="none"/>
    </style:style>
    <style:style style:name="P9" style:family="paragraph" style:parent-style-name="Text_20_body" style:list-style-name="L3">
      <style:paragraph-properties fo:margin-top="0in" fo:margin-bottom="0.0972in" loext:contextual-spacing="false" fo:text-align="start" style:justify-single-word="false" fo:orphans="2" fo:widows="2" fo:padding="0in" fo:border="none"/>
    </style:style>
    <style:style style:name="P10" style:family="paragraph" style:parent-style-name="Text_20_body" style:list-style-name="L4">
      <style:paragraph-properties fo:margin-top="0in" fo:margin-bottom="0.0972in" loext:contextual-spacing="false" fo:text-align="start" style:justify-single-word="false" fo:orphans="2" fo:widows="2" fo:padding="0in" fo:border="none"/>
    </style:style>
    <style:style style:name="P11" style:family="paragraph" style:parent-style-name="Text_20_body" style:list-style-name="L5">
      <style:paragraph-properties fo:margin-top="0in" fo:margin-bottom="0.0972in" loext:contextual-spacing="false" fo:text-align="start" style:justify-single-word="false" fo:orphans="2" fo:widows="2" fo:padding="0in" fo:border="none"/>
    </style:style>
    <style:style style:name="P12" style:family="paragraph" style:parent-style-name="Standard">
      <style:text-properties officeooo:rsid="0007f6fd" officeooo:paragraph-rsid="0007f6fd"/>
    </style:style>
    <style:style style:name="P13" style:family="paragraph" style:parent-style-name="Standard">
      <style:text-properties officeooo:rsid="0008668a" officeooo:paragraph-rsid="0008668a"/>
    </style:style>
    <style:style style:name="P14" style:family="paragraph" style:parent-style-name="Standard">
      <style:text-properties officeooo:rsid="0008668a" officeooo:paragraph-rsid="000d67b0"/>
    </style:style>
    <style:style style:name="P15" style:family="paragraph" style:parent-style-name="Standard">
      <style:text-properties officeooo:rsid="000a3d45" officeooo:paragraph-rsid="000a3d45"/>
    </style:style>
    <style:style style:name="P16" style:family="paragraph" style:parent-style-name="Standard">
      <style:text-properties officeooo:rsid="000a3d45" officeooo:paragraph-rsid="000b7f43"/>
    </style:style>
    <style:style style:name="P17" style:family="paragraph" style:parent-style-name="Standard">
      <style:text-properties officeooo:rsid="000a3d45" officeooo:paragraph-rsid="000c5917"/>
    </style:style>
    <style:style style:name="P18" style:family="paragraph" style:parent-style-name="Standard">
      <style:text-properties officeooo:rsid="000f36c5" officeooo:paragraph-rsid="000f36c5"/>
    </style:style>
    <style:style style:name="P19" style:family="paragraph" style:parent-style-name="Heading_20_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rsid="000f36c5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style:font-size-asian="12pt" style:font-size-complex="12pt"/>
    </style:style>
    <style:style style:name="T3" style:family="text">
      <style:text-properties style:font-name="Times New Roman" officeooo:rsid="000a3d45" style:font-size-asian="12pt" style:font-size-complex="12pt"/>
    </style:style>
    <style:style style:name="T4" style:family="text">
      <style:text-properties fo:font-variant="normal" fo:text-transform="none" fo:color="#212529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12529" style:font-name="Times New Roman" fo:font-size="12pt" fo:letter-spacing="normal" fo:font-style="normal" fo:font-weight="normal" officeooo:rsid="000a3d45" style:font-size-asian="12pt" style:font-size-complex="12pt"/>
    </style:style>
    <style:style style:name="T6" style:family="text">
      <style:text-properties fo:font-variant="normal" fo:text-transform="none" fo:color="#212529" style:font-name="Open Sans" fo:font-size="10.5pt" fo:letter-spacing="normal" fo:font-style="normal" fo:font-weight="bold"/>
    </style:style>
    <style:style style:name="T7" style:family="text">
      <style:text-properties fo:font-variant="normal" fo:text-transform="none" fo:color="#212529" style:font-name="Open Sans" fo:font-size="10.5pt" fo:letter-spacing="normal" fo:font-style="normal" fo:font-weight="normal"/>
    </style:style>
    <style:style style:name="T8" style:family="text">
      <style:text-properties officeooo:rsid="000f36c5"/>
    </style:style>
    <style:style style:name="T9" style:family="text">
      <style:text-properties fo:color="#f8f9fa" style:font-name="Open Sans" fo:font-size="7.5pt" fo:font-style="normal" fo:font-weight="bold" fo:background-color="#28a745" loext:char-shading-value="0" loext:padding="0in" loext:border="none"/>
    </style:style>
    <style:style style:name="T10" style:family="text">
      <style:text-properties style:text-line-through-style="none" style:text-line-through-type="none" style:font-name="MathJax Main" fo:font-size="10.5pt" style:text-underline-style="none" officeooo:rsid="000a3d45" style:text-blinking="false" style:font-size-asian="12pt" style:font-size-complex="12pt" loext:padding="0in" loext:border="none"/>
    </style:style>
    <style:style style:name="T11" style:family="text">
      <style:text-properties style:text-line-through-style="none" style:text-line-through-type="none" style:font-name="MathJax Main" fo:font-size="10.5pt" style:text-underline-style="none" style:text-blinking="false" loext:padding="0in" loext:border="none"/>
    </style:style>
    <style:style style:name="T12" style:family="text">
      <style:text-properties style:text-line-through-style="none" style:text-line-through-type="none" style:font-name="MathJax Main" fo:font-size="10.5pt" style:text-underline-style="none" officeooo:rsid="000f36c5" style:text-blinking="false" loext:padding="0in" loext:border="none"/>
    </style:style>
    <style:style style:name="T13" style:family="text">
      <style:text-properties style:text-line-through-style="none" style:text-line-through-type="none" style:font-name="MathJax Main" fo:font-size="6.75pt" style:text-underline-style="none" officeooo:rsid="000a3d45" style:text-blinking="false" style:font-size-asian="12pt" style:font-size-complex="12pt" loext:padding="0in" loext:border="none"/>
    </style:style>
    <style:style style:name="T14" style:family="text">
      <style:text-properties style:text-line-through-style="none" style:text-line-through-type="none" style:font-name="Times New Roman" fo:font-size="14.25pt" style:text-underline-style="none" officeooo:rsid="000a3d45" style:text-blinking="false" style:font-size-asian="12pt" style:font-size-complex="12pt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ESSON PLAN FOR SULEIMAN IN MATHEMATICS</text:p>
      <text:p text:style-name="P14">SO WE START WITH <text:span text:style-name="T5">FRACTIONS, DECIMALS, APPROXIMATIONS AND PERCENTAGES</text:span></text:p>
      <text:p text:style-name="P14">INDICES, LOGARITHM &amp; SURD.</text:p>
      <text:p text:style-name="P13">QUADRATIC EQUATION</text:p>
      <text:p text:style-name="P13">PROGRESSION</text:p>
      <text:p text:style-name="P13">SIMULTANEOUS EQUATION</text:p>
      <text:p text:style-name="P15">MEAN, MEDIAN &amp; MODE</text:p>
      <text:p text:style-name="P16">NUMBER BASE</text:p>
      <text:p text:style-name="P17"><text:span text:style-name="T4">TRIGONOMETRY</text:span></text:p>
      <text:p text:style-name="P17"><text:span text:style-name="T4"/></text:p>
      <text:p text:style-name="P18"><text:span text:style-name="T4">QUESTIONS ON </text:span><text:span text:style-name="T5">FRACTIONS, DECIMALS, APPROXIMATIONS AND PERCENTAGES</text:span></text:p>
      <text:p text:style-name="P1"><text:span text:style-name="T3">A trader bought 100 oranges at 5 for N1.20, 20 oranges got spoilt and the remaining were sold at 4 for N1.50. Find the percentage gain or loss.</text:span></text:p>
      <text:list xml:id="list222015780" text:style-name="L1">
        <text:list-item>
          <text:p text:style-name="P7"><text:span text:style-name="Strong_20_Emphasis"><text:span text:style-name="T6">A.</text:span></text:span><text:span text:style-name="T7"> 30% gain</text:span></text:p>
        </text:list-item>
        <text:list-item>
          <text:p text:style-name="P7"><text:span text:style-name="Strong_20_Emphasis"><text:span text:style-name="T6">B.</text:span></text:span><text:span text:style-name="T7"> 25% gain</text:span></text:p>
        </text:list-item>
        <text:list-item>
          <text:p text:style-name="P7"><text:span text:style-name="Strong_20_Emphasis"><text:span text:style-name="T6">C.</text:span></text:span><text:span text:style-name="T7"> 30% loss</text:span></text:p>
        </text:list-item>
        <text:list-item>
          <text:p text:style-name="P7"><text:span text:style-name="Strong_20_Emphasis"><text:span text:style-name="T6">D.</text:span></text:span><text:span text:style-name="T7"> 25% loss</text:span></text:p>
        </text:list-item>
      </text:list>
      <text:p text:style-name="P5">  <text:span text:style-name="T9">JAMB 1999</text:span></text:p>
      <text:p text:style-name="P3">2</text:p>
      <text:p text:style-name="P6">If the population of a town was 240,000 in January 1998 and it increased by 2% each year, what would be the population of the town in January, 2000?</text:p>
      <text:list xml:id="list2500113617" text:style-name="L3">
        <text:list-item>
          <text:p text:style-name="P9"><text:span text:style-name="Strong_20_Emphasis"><text:span text:style-name="T6">A.</text:span></text:span><text:span text:style-name="T7"> 480,000</text:span></text:p>
        </text:list-item>
        <text:list-item>
          <text:p text:style-name="P9"><text:span text:style-name="Strong_20_Emphasis"><text:span text:style-name="T6">B.</text:span></text:span><text:span text:style-name="T7"> 249,696</text:span></text:p>
        </text:list-item>
        <text:list-item>
          <text:p text:style-name="P9"><text:span text:style-name="Strong_20_Emphasis"><text:span text:style-name="T6">C.</text:span></text:span><text:span text:style-name="T7"> 249,600</text:span></text:p>
        </text:list-item>
        <text:list-item>
          <text:p text:style-name="P9"><text:span text:style-name="Strong_20_Emphasis"><text:span text:style-name="T6">D.</text:span></text:span><text:span text:style-name="T7"> 244,800</text:span></text:p>
        </text:list-item>
      </text:list>
      <text:p text:style-name="P5">  <text:span text:style-name="T9">JAMB 2000</text:span></text:p>
      <text:p text:style-name="P1"><text:span text:style-name="T3">Evaluate </text:span><text:span text:style-name="T2">(2.813x10-3 X 1.O63)</text:span><text:span text:style-name="T3"> </text:span></text:p>
      <text:p text:style-name="P1"><text:span text:style-name="T3"><text:s text:c="17"/></text:span><text:span text:style-name="T2">(5.637x10^-2)</text:span></text:p>
      <text:p text:style-name="P1"><text:span text:style-name="T3">reducing each number to two significant figures and leaving your answer in two significant figures.</text:span></text:p>
      <text:list xml:id="list1906497344" text:style-name="L4">
        <text:list-item>
          <text:p text:style-name="P10"><text:span text:style-name="Strong_20_Emphasis"><text:span text:style-name="T6">A.</text:span></text:span><text:span text:style-name="T7"> 0.056</text:span></text:p>
        </text:list-item>
        <text:list-item>
          <text:p text:style-name="P10"><text:span text:style-name="Strong_20_Emphasis"><text:span text:style-name="T6">B.</text:span></text:span><text:span text:style-name="T7"> 0.055</text:span></text:p>
        </text:list-item>
        <text:list-item>
          <text:p text:style-name="P10"><text:span text:style-name="Strong_20_Emphasis"><text:span text:style-name="T6">C.</text:span></text:span><text:span text:style-name="T7"> 0.054</text:span></text:p>
        </text:list-item>
        <text:list-item>
          <text:p text:style-name="P10"><text:span text:style-name="Strong_20_Emphasis"><text:span text:style-name="T6">D.</text:span></text:span><text:span text:style-name="T7"> 0.54</text:span></text:p>
        </text:list-item>
      </text:list>
      <text:p text:style-name="P5">  <text:span text:style-name="T9">JAMB 2000</text:span></text:p>
      <text:p text:style-name="P3">5</text:p>
      <text:h text:style-name="P19" text:outline-level="1"><text:soft-page-break/><text:span text:style-name="Strong_20_Emphasis">SECTION A: OBJECTIVE QUESTIONS</text:span></text:h>
      <text:p text:style-name="Text_20_body">(Answer all questions. Each question carries equal marks.)</text:p>
      <text:p text:style-name="Text_20_body"><text:span text:style-name="Strong_20_Emphasis">1. Simplify:</text:span></text:p>
      <text:p text:style-name="Text_20_body">34+25\frac{3}{4} + \frac{2}{5}43​+52​ </text:p>
      <text:p text:style-name="Text_20_body">A. 1920\frac{19}{20}2019​<text:line-break/>B. 2320\frac{23}{20}2023​<text:line-break/>C. 2225\frac{22}{25}2522​<text:line-break/>D. 2940\frac{29}{40}4029​</text:p>
      <text:p text:style-name="Horizontal_20_Line"/>
      <text:p text:style-name="Text_20_body"><text:span text:style-name="Strong_20_Emphasis">2. Express 0.3750.3750.375 as a fraction in its simplest form.</text:span><text:line-break/>A. 38\frac{3}{8}83​<text:line-break/>B. 516\frac{5}{16}165​<text:line-break/>C. 1540\frac{15}{40}4015​<text:line-break/>D. 720\frac{7}{20}207​</text:p>
      <text:p text:style-name="Horizontal_20_Line"/>
      <text:p text:style-name="Text_20_body"><text:span text:style-name="Strong_20_Emphasis">3. Evaluate 15.67815.67815.678 correct to 2 decimal places.</text:span><text:line-break/>A. 15.67<text:line-break/>B. 15.68<text:line-break/>C. 15.70<text:line-break/>D. 15.77</text:p>
      <text:p text:style-name="Horizontal_20_Line"/>
      <text:p text:style-name="Text_20_body"><text:span text:style-name="Strong_20_Emphasis">4. A shirt costs ₦6,000. If a trader sells it at a 12% loss, how much does he sell it for?</text:span><text:line-break/>A. ₦5,280<text:line-break/>B. ₦5,200<text:line-break/>C. ₦5,400<text:line-break/>D. ₦5,180</text:p>
      <text:p text:style-name="Horizontal_20_Line"/>
      <text:p text:style-name="Text_20_body"><text:span text:style-name="Strong_20_Emphasis">5. Find the value of xxx if:</text:span></text:p>
      <text:p text:style-name="Text_20_body">35×x=24\frac{3}{5} \times x = 2453​×x=24 </text:p>
      <text:p text:style-name="Text_20_body">A. 36<text:line-break/>B. 40<text:line-break/>C. 42<text:line-break/>D. 45</text:p>
      <text:p text:style-name="Horizontal_20_Line"/>
      <text:p text:style-name="Horizontal_20_Line"/>
      <text:h text:style-name="Heading_20_1" text:outline-level="1"><text:soft-page-break/><text:span text:style-name="Strong_20_Emphasis">SECTION B: THEORY QUESTIONS</text:span></text:h>
      <text:p text:style-name="Text_20_body">(Answer any FOUR questions. Show all workings clearly.)</text:p>
      <text:p text:style-name="Horizontal_20_Line"/>
      <text:p text:style-name="Text_20_body"><text:span text:style-name="Strong_20_Emphasis">1. Fractions</text:span><text:line-break/>(a) Simplify:</text:p>
      <text:p text:style-name="Text_20_body">56−(34÷916)\frac{5}{6} - \left(\frac{3}{4} \div \frac{9}{16}\right)65​−(43​÷169​) </text:p>
      <text:p text:style-name="Text_20_body">(b) A man spends 25\tfrac{2}{5}52​ of his salary on food and 14\tfrac{1}{4}41​ on transport. He saves the rest.<text:line-break/>If his salary is ₦80,000, how much does he save?</text:p>
      <text:p text:style-name="Horizontal_20_Line"/>
      <text:p text:style-name="Text_20_body"><text:span text:style-name="Strong_20_Emphasis">2. Decimals and Approximation</text:span><text:line-break/>(a) Evaluate:</text:p>
      <text:p text:style-name="Text_20_body">5.640.12\frac{5.64}{0.12}0.125.64​ </text:p>
      <text:p text:style-name="Text_20_body">(b) Approximate:</text:p>
      <text:list xml:id="list1978791201" text:style-name="L12">
        <text:list-item>
          <text:p text:style-name="P2">457.68 to the nearest tens.</text:p>
        </text:list-item>
        <text:list-item>
          <text:p text:style-name="P2">457.68 to 3 significant figures.</text:p>
        </text:list-item>
      </text:list>
      <text:p text:style-name="Horizontal_20_Line"/>
      <text:p text:style-name="Text_20_body"><text:span text:style-name="Strong_20_Emphasis">3. Percentages</text:span><text:line-break/>(a) A student scores 42 marks out of 60 in a test. Express his score as a percentage.</text:p>
      <text:p text:style-name="Text_20_body">(b) The price of a bag of rice increased from ₦25,000 to ₦27,500. Find the percentage increase.</text:p>
      <text:p text:style-name="Horizontal_20_Line"/>
      <text:p text:style-name="Text_20_body"><text:span text:style-name="Strong_20_Emphasis">4. Mixed Application</text:span><text:line-break/>A man deposited ₦200,000 in a bank at simple interest rate of 12% per annum.<text:line-break/>(a) How much interest will he earn in 2 years?<text:line-break/>(b) If the bank deducts 5% tax from the interest, how much is left with him?</text:p>
      <text:p text:style-name="Horizontal_20_Line"/>
      <text:p text:style-name="Text_20_body"><text:span text:style-name="Strong_20_Emphasis">5. Word Problem</text:span><text:line-break/>A piece of land is sold for ₦480,000 at a 20% profit.<text:line-break/>(a) Find the cost price of the land.<text:line-break/>(b) If the buyer resells it at a 10% loss, how much does he sell it for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thJax Main" svg:font-family="'MathJax Main'"/>
    <style:font-face style:name="Open Sans" svg:font-family="'Open Sans'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25T08:42:01.033000000</meta:creation-date>
    <dc:date>2025-08-25T09:36:05.128000000</dc:date>
    <meta:editing-duration>PT21M52S</meta:editing-duration>
    <meta:editing-cycles>5</meta:editing-cycles>
    <meta:generator>Trio_Office/6.2.8.2$Windows_x86 LibreOffice_project/</meta:generator>
    <meta:document-statistic meta:table-count="0" meta:image-count="0" meta:object-count="0" meta:page-count="3" meta:paragraph-count="57" meta:word-count="427" meta:character-count="2713" meta:non-whitespace-character-count="2026"/>
  </office:meta>
</office:document-meta>
</file>